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y word document!</text:p>
      <text:p text:style-name="Normal"><draw:frame draw:z-index="251658240" draw:style-name="a0" draw:name="Picture 3" text:anchor-type="paragraph" svg:x="0in" svg:y="0.5in" svg:width="2.87965in" svg:height="1.91944in" style:rel-width="scale" style:rel-height="scale"><draw:image xlink:href="media/image1.jpeg" xlink:type="simple" xlink:show="embed" xlink:actuate="onLoad"/><svg:title/><svg:desc>Frangipani flower</svg:desc></draw:frame><draw:frame draw:style-name="a1" draw:name="Graphic 1" text:anchor-type="as-char" svg:x="0in" svg:y="0in" svg:width="3.55278in" svg:height="3.55278in" style:rel-width="scale" style:rel-height="scale"><draw:image xlink:href="media/image2.svg" xlink:type="simple" xlink:show="embed" xlink:actuate="onLoad"/><svg:title/><svg:desc>Telescope with planets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lekha Harrish</meta:initial-creator>
    <dc:creator>Sulekha Harrish</dc:creator>
    <meta:creation-date>2021-10-18T21:42:00Z</meta:creation-date>
    <dc:date>2021-10-18T22:06:00Z</dc:date>
    <meta:template xlink:href="Normal" xlink:type="simple"/>
    <meta:editing-cycles>5</meta:editing-cycles>
    <meta:editing-duration>PT180S</meta:editing-duration>
    <meta:document-statistic meta:page-count="1" meta:paragraph-count="1" meta:word-count="3" meta:character-count="20" meta:row-count="1" meta:non-whitespace-character-count="18"/>
  </office:meta>
</office:document-meta>
</file>